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fo:padding="0cm" fo:border-left="none" fo:border-right="none" fo:border-top="0.018cm solid #b3b3b3" fo:border-bottom="none" style:shadow="none"/>
    </style:style>
    <style:style style:name="P2" style:family="paragraph" style:parent-style-name="Text_20_body">
      <style:paragraph-properties fo:text-align="start" style:justify-single-word="false" fo:padding="0cm" fo:border-left="none" fo:border-right="none" fo:border-top="0.018cm solid #b3b3b3" fo:border-bottom="none" style:shadow="none"/>
      <style:text-properties fo:font-size="14pt" style:font-size-asian="14pt" style:font-size-complex="14pt"/>
    </style:style>
    <style:style style:name="P3" style:family="paragraph" style:parent-style-name="Heading">
      <style:paragraph-properties fo:text-align="center" style:justify-single-word="false"/>
    </style:style>
    <style:style style:name="P4" style:family="paragraph" style:parent-style-name="Text_20_body">
      <style:paragraph-properties fo:text-align="start" style:justify-single-word="false" fo:break-before="page" fo:padding="0cm" fo:border="none" style:shadow="none"/>
      <style:text-properties fo:font-size="14pt" style:font-size-asian="14pt" style:font-size-complex="14pt"/>
    </style:style>
    <style:style style:name="P5" style:family="paragraph" style:parent-style-name="Text_20_body" style:list-style-name="L1">
      <style:paragraph-properties fo:text-align="start" style:justify-single-word="false" fo:padding="0cm" fo:border="none" style:shadow="none"/>
      <style:text-properties fo:color="#808080" fo:font-size="14pt" style:font-size-asian="14pt" style:font-size-complex="14pt"/>
    </style:style>
    <style:style style:name="P6" style:family="paragraph" style:parent-style-name="Text_20_body" style:list-style-name="L1">
      <style:paragraph-properties fo:text-align="start" style:justify-single-word="false" fo:padding="0cm" fo:border="none" style:shadow="none"/>
      <style:text-properties fo:font-size="14pt" style:font-size-asian="14pt" style:font-size-complex="14pt"/>
    </style:style>
    <style:style style:name="P7" style:family="paragraph" style:parent-style-name="Text_20_body" style:list-style-name="L2">
      <style:paragraph-properties fo:text-align="start" style:justify-single-word="false" fo:padding="0cm" fo:border="none" style:shadow="none"/>
      <style:text-properties fo:font-size="14pt" style:font-size-asian="14pt" style:font-size-complex="14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tizen zu Enum-Types und Enum-Values</text:p>
      <text:p text:style-name="P1"/>
      <text:p text:style-name="P1"/>
      <text:p text:style-name="P2">TODOs:</text:p>
      <text:list xml:id="list35668064" text:style-name="L1">
        <text:list-item>
          <text:p text:style-name="P5">EnumType Editor entwickeln (1)</text:p>
          <text:list>
            <text:list-header>
              <text:p text:style-name="P5">Jan 7 Tage, Peter 5 Tage, Alex 2 Tage</text:p>
            </text:list-header>
          </text:list>
        </text:list-item>
        <text:list-item>
          <text:p text:style-name="P5">EnumContent Editor entwickeln (Vorbild TableContentsEditor)</text:p>
          <text:list>
            <text:list-header>
              <text:p text:style-name="P5">Peter &amp; Jan 2-3 Tage, Alex 2 Stunden</text:p>
            </text:list-header>
          </text:list>
        </text:list-item>
        <text:list-item>
          <text:p text:style-name="P6">EnumType Editor Package vorgeben für EnumContent </text:p>
          <text:list>
            <text:list-header>
              <text:p text:style-name="P6">4 Stunden, Peter 1 Tag, Jan 2 Tage</text:p>
            </text:list-header>
          </text:list>
        </text:list-item>
        <text:list-item>
          <text:p text:style-name="P6">DeltaFix Attribute löschen zu EnumContent</text:p>
          <text:list>
            <text:list-header>
              <text:p text:style-name="P6">1-2 Tage</text:p>
            </text:list-header>
          </text:list>
        </text:list-item>
        <text:list-item>
          <text:p text:style-name="P5">Generator erweitern um die Generierung von modellseitig definierten EnumValues(2)</text:p>
          <text:list>
            <text:list-header>
              <text:p text:style-name="P5">3 Tage</text:p>
            </text:list-header>
          </text:list>
        </text:list-item>
        <text:list-item>
          <text:p text:style-name="P6">Generator konfigurationsseitig + Runtime(3)</text:p>
          <text:list>
            <text:list-header>
              <text:p text:style-name="P6">3 Tage</text:p>
            </text:list-header>
          </text:list>
        </text:list-item>
        <text:list-item>
          <text:p text:style-name="P6">Migrationstrategie schreiben (4)</text:p>
          <text:list>
            <text:list-header>
              <text:p text:style-name="P6">2 Tage</text:p>
            </text:list-header>
          </text:list>
          <text:p text:style-name="P6"/>
        </text:list-item>
        <text:list-item>
          <text:p text:style-name="P6">(zu einem späteren Zeitpunkt) Gemischte EnumTypes. Dies sind EnumTypes die modellseitig definiert werden und deren EnumValues zum Teil modellseitig definiert werden. Der Rest der EnumValues wird produktseitig definiert.</text:p>
        </text:list-item>
        <text:list-item>
          <text:p text:style-name="P6">Noch zu diskutieren: Im ersten Schritt gibt es nur ein Identifierer Attribut für einen EnumType. Frage ist, wie bildet man das Namensattribut ab, da hier noch die Internationalisierung zu berücksichtigen ist.</text:p>
          <text:list>
            <text:list-header>
              <text:p text:style-name="P6">→ Klärt Jan ab</text:p>
            </text:list-header>
          </text:list>
        </text:list-item>
      </text:list>
      <text:p text:style-name="P4">Bemerkungen:</text:p>
      <text:list xml:id="list35667237" text:style-name="L2">
        <text:list-item>
          <text:p text:style-name="P7">In einem Produktkonfigurationsprojekt dürfen die EnumValues für einen EnumType nur einmal definiert werden.</text:p>
        </text:list-item>
        <text:list-item>
          <text:p text:style-name="P7">Die Vorgehensweise bei der Projekterstellung ist in der Regel das die IT-Abteilung die Produktdatenprojekte anlegt und der Fachbereich diese dann mit Inhalten füllt. Beim anlegen der Produktdatenprojekte legt die IT zukünftig auch die produktseitig zu definierenden EnumValues an. Das Füllen der EnumValues mit den einzelnen Enum Values ist Aufgabe der Fachabteilung.</text:p>
        </text:list-item>
        <text:list-item>
          <text:p text:style-name="P7">Es gibt erstmal keine Prüfiung die sicherstellt, das es nur ein EnumValues Objekt pro EnumType pro Projekt gib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Peter Kuntz</meta:initial-creator>
    <meta:creation-date>2009-01-14T16:24:39</meta:creation-date>
    <dc:date>2009-02-25T15:57:16.43</dc:date>
    <meta:editing-cycles>23</meta:editing-cycles>
    <meta:editing-duration>PT00H54M44S</meta:editing-duration>
    <meta:document-statistic meta:table-count="0" meta:image-count="0" meta:object-count="0" meta:page-count="2" meta:paragraph-count="23" meta:word-count="241" meta:character-count="1570"/>
    <meta:user-defined meta:name="Info 1"/>
    <meta:user-defined meta:name="Info 2"/>
    <meta:user-defined meta:name="Info 3"/>
    <meta:user-defined meta:name="Info 4"/>
  </office:meta>
</office:document-meta>
</file>